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88544" officeooo:paragraph-rsid="00188544"/>
    </style:style>
    <style:style style:name="P2" style:family="paragraph" style:parent-style-name="Standard">
      <style:text-properties officeooo:rsid="0018b387" officeooo:paragraph-rsid="0018b387"/>
    </style:style>
    <style:style style:name="P3" style:family="paragraph" style:parent-style-name="Standard">
      <style:text-properties officeooo:rsid="0019fb56" officeooo:paragraph-rsid="0019fb56"/>
    </style:style>
    <style:style style:name="P4" style:family="paragraph" style:parent-style-name="Standard">
      <style:text-properties officeooo:rsid="001ed43d" officeooo:paragraph-rsid="001ed43d"/>
    </style:style>
    <style:style style:name="P5" style:family="paragraph" style:parent-style-name="Standard">
      <style:text-properties officeooo:rsid="0021039f" officeooo:paragraph-rsid="0021039f"/>
    </style:style>
    <style:style style:name="P6" style:family="paragraph" style:parent-style-name="Standard">
      <style:text-properties officeooo:rsid="00224278" officeooo:paragraph-rsid="00224278"/>
    </style:style>
    <style:style style:name="P7" style:family="paragraph" style:parent-style-name="Standard">
      <style:text-properties officeooo:rsid="0023c5b7" officeooo:paragraph-rsid="0023c5b7"/>
    </style:style>
    <style:style style:name="P8" style:family="paragraph" style:parent-style-name="Standard">
      <style:text-properties fo:font-weight="bold" officeooo:rsid="002560a1" officeooo:paragraph-rsid="002560a1" style:font-weight-asian="bold" style:font-weight-complex="bold"/>
    </style:style>
    <style:style style:name="P9" style:family="paragraph" style:parent-style-name="Standard">
      <style:text-properties fo:font-weight="bold" officeooo:rsid="002a5a3c" officeooo:paragraph-rsid="002a5a3c" style:font-weight-asian="bold" style:font-weight-complex="bold"/>
    </style:style>
    <style:style style:name="P10" style:family="paragraph" style:parent-style-name="Standard">
      <style:text-properties fo:font-weight="bold" officeooo:rsid="002c0616" officeooo:paragraph-rsid="002c0616" style:font-weight-asian="bold" style:font-weight-complex="bold"/>
    </style:style>
    <style:style style:name="P11" style:family="paragraph" style:parent-style-name="Standard">
      <style:text-properties fo:font-weight="bold" officeooo:rsid="002ee26a" officeooo:paragraph-rsid="002ee26a" style:font-weight-asian="bold" style:font-weight-complex="bold"/>
    </style:style>
    <style:style style:name="P12" style:family="paragraph" style:parent-style-name="Standard">
      <style:text-properties fo:font-weight="normal" officeooo:rsid="0029d960" officeooo:paragraph-rsid="0029d960" style:font-weight-asian="normal" style:font-weight-complex="normal"/>
    </style:style>
    <style:style style:name="P13" style:family="paragraph" style:parent-style-name="Table_20_Contents">
      <style:text-properties officeooo:rsid="0028438c" officeooo:paragraph-rsid="0028438c"/>
    </style:style>
    <style:style style:name="P14" style:family="paragraph" style:parent-style-name="Standard" style:list-style-name="L1">
      <style:text-properties officeooo:rsid="0018b387" officeooo:paragraph-rsid="0018b387"/>
    </style:style>
    <style:style style:name="P15" style:family="paragraph" style:parent-style-name="Standard" style:list-style-name="L2">
      <style:text-properties fo:font-weight="normal" officeooo:rsid="0019fb56" officeooo:paragraph-rsid="0019fb56" style:font-weight-asian="normal" style:font-weight-complex="normal"/>
    </style:style>
    <style:style style:name="P16" style:family="paragraph" style:parent-style-name="Standard">
      <style:text-properties fo:font-weight="normal" officeooo:rsid="0019fb56" officeooo:paragraph-rsid="0019fb56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19fb56" officeooo:paragraph-rsid="0019fb56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1bd794" officeooo:paragraph-rsid="001bd794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1d7b2a" officeooo:paragraph-rsid="001d7b2a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1ed43d" officeooo:paragraph-rsid="001ed43d" style:font-weight-asian="normal" style:font-weight-complex="normal"/>
    </style:style>
    <style:style style:name="P21" style:family="paragraph" style:parent-style-name="Standard">
      <style:text-properties fo:font-weight="normal" officeooo:rsid="001ed43d" officeooo:paragraph-rsid="001ed43d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1fa693" officeooo:paragraph-rsid="001fa693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1fb627" officeooo:paragraph-rsid="001fb627" style:font-weight-asian="normal" style:font-weight-complex="normal"/>
    </style:style>
    <style:style style:name="P24" style:family="paragraph" style:parent-style-name="Standard" style:list-style-name="L3">
      <style:text-properties officeooo:rsid="001bd794" officeooo:paragraph-rsid="001bd794"/>
    </style:style>
    <style:style style:name="P25" style:family="paragraph" style:parent-style-name="Standard" style:list-style-name="L3">
      <style:text-properties officeooo:rsid="001ed43d" officeooo:paragraph-rsid="001ed43d"/>
    </style:style>
    <style:style style:name="P26" style:family="paragraph" style:parent-style-name="Standard" style:list-style-name="L4">
      <style:text-properties officeooo:rsid="001fb627" officeooo:paragraph-rsid="001fb627"/>
    </style:style>
    <style:style style:name="P27" style:family="paragraph" style:parent-style-name="Standard">
      <style:text-properties style:text-underline-style="none" fo:font-weight="normal" officeooo:rsid="001fb627" officeooo:paragraph-rsid="001fb627" style:font-weight-asian="normal" style:font-weight-complex="normal"/>
    </style:style>
    <style:style style:name="P28" style:family="paragraph" style:parent-style-name="Standard" style:list-style-name="L5">
      <style:text-properties style:text-underline-style="none" fo:font-weight="normal" officeooo:rsid="0021039f" officeooo:paragraph-rsid="0021039f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1039f" officeooo:paragraph-rsid="0021039f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24278" officeooo:paragraph-rsid="00224278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3c5b7" officeooo:paragraph-rsid="0023c5b7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64396" officeooo:paragraph-rsid="00264396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9d960" officeooo:paragraph-rsid="0029d960" style:font-weight-asian="normal" style:font-weight-complex="normal"/>
    </style:style>
    <style:style style:name="P34" style:family="paragraph" style:parent-style-name="Standard" style:list-style-name="L7">
      <style:text-properties style:text-underline-style="none" fo:font-weight="normal" officeooo:rsid="0029d960" officeooo:paragraph-rsid="0029d960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a5a3c" officeooo:paragraph-rsid="002a5a3c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c0616" officeooo:paragraph-rsid="002c0616" style:font-weight-asian="normal" style:font-weight-complex="normal"/>
    </style:style>
    <style:style style:name="P37" style:family="paragraph" style:parent-style-name="Standard" style:list-style-name="L6">
      <style:text-properties fo:font-weight="bold" officeooo:rsid="00264396" officeooo:paragraph-rsid="00264396" style:font-weight-asian="bold" style:font-weight-complex="bold"/>
    </style:style>
    <style:style style:name="P38" style:family="paragraph" style:parent-style-name="Standard" style:list-style-name="L8">
      <style:text-properties fo:font-weight="bold" officeooo:rsid="002ee26a" officeooo:paragraph-rsid="002ee26a" style:font-weight-asian="bold" style:font-weight-complex="bold"/>
    </style:style>
    <style:style style:name="P39" style:family="paragraph" style:parent-style-name="Standard" style:list-style-name="L8">
      <style:text-properties style:text-underline-style="solid" style:text-underline-width="auto" style:text-underline-color="font-color" fo:font-weight="bold" officeooo:rsid="002ee26a" officeooo:paragraph-rsid="002ee26a" style:font-weight-asian="bold" style:font-weight-complex="bold"/>
    </style:style>
    <style:style style:name="P40" style:family="paragraph" style:parent-style-name="Standard" style:list-style-name="L8">
      <style:text-properties style:text-underline-style="solid" style:text-underline-width="auto" style:text-underline-color="font-color" fo:font-weight="bold" officeooo:rsid="00306436" officeooo:paragraph-rsid="00306436" style:font-weight-asian="bold" style:font-weight-complex="bold"/>
    </style:style>
    <style:style style:name="P41" style:family="paragraph" style:parent-style-name="Standard" style:list-style-name="L8">
      <style:text-properties style:text-underline-style="solid" style:text-underline-width="auto" style:text-underline-color="font-color" fo:font-weight="bold" officeooo:rsid="003139c6" officeooo:paragraph-rsid="003139c6" style:font-weight-asian="bold" style:font-weight-complex="bold"/>
    </style:style>
    <style:style style:name="P42" style:family="paragraph" style:parent-style-name="Standard" style:list-style-name="L8">
      <style:text-properties fo:font-style="normal" style:text-underline-style="solid" style:text-underline-width="auto" style:text-underline-color="font-color" fo:font-weight="bold" officeooo:rsid="003304e9" officeooo:paragraph-rsid="003304e9" style:font-style-asian="normal" style:font-weight-asian="bold" style:font-style-complex="normal" style:font-weight-complex="bold"/>
    </style:style>
    <style:style style:name="P43" style:family="paragraph" style:parent-style-name="Standard" style:list-style-name="L9">
      <style:text-properties fo:font-style="normal" style:text-underline-style="solid" style:text-underline-width="auto" style:text-underline-color="font-color" fo:font-weight="bold" officeooo:rsid="0037a6c4" officeooo:paragraph-rsid="0037a6c4" style:font-style-asian="normal" style:font-weight-asian="bold" style:font-style-complex="normal" style:font-weight-complex="bold"/>
    </style:style>
    <style:style style:name="P44" style:family="paragraph" style:parent-style-name="Standard" style:list-style-name="L9">
      <style:text-properties fo:font-style="normal" style:text-underline-style="none" fo:font-weight="bold" officeooo:rsid="0037a6c4" officeooo:paragraph-rsid="0037a6c4" style:font-style-asian="normal" style:font-weight-asian="bold" style:font-style-complex="normal" style:font-weight-complex="bold"/>
    </style:style>
    <style:style style:name="P45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04e9" officeooo:paragraph-rsid="003304e9" style:font-style-asian="italic" style:font-weight-asian="bold" style:font-style-complex="italic" style:font-weight-complex="bold"/>
    </style:style>
    <style:style style:name="P46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695f" officeooo:paragraph-rsid="0033695f" style:font-style-asian="italic" style:font-weight-asian="bold" style:font-style-complex="italic" style:font-weight-complex="bold"/>
    </style:style>
    <style:style style:name="P47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f8ce" officeooo:paragraph-rsid="0033f8ce" style:font-style-asian="italic" style:font-weight-asian="bold" style:font-style-complex="italic" style:font-weight-complex="bold"/>
    </style:style>
    <style:style style:name="P48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54f7a" officeooo:paragraph-rsid="00354f7a" style:font-style-asian="italic" style:font-weight-asian="bold" style:font-style-complex="italic" style:font-weight-complex="bold"/>
    </style:style>
    <style:style style:name="P49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6683c" officeooo:paragraph-rsid="0036683c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style="italic" style:text-underline-style="solid" style:text-underline-width="auto" style:text-underline-color="font-color" fo:font-weight="bold" officeooo:rsid="0036683c" officeooo:paragraph-rsid="0036683c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style="italic" style:text-underline-style="solid" style:text-underline-width="auto" style:text-underline-color="font-color" fo:font-weight="bold" officeooo:rsid="0037a6c4" officeooo:paragraph-rsid="0037a6c4" style:font-style-asian="italic" style:font-weight-asian="bold" style:font-style-complex="italic" style:font-weight-complex="bold"/>
    </style:style>
    <style:style style:name="P52" style:family="paragraph" style:parent-style-name="Standard" style:list-style-name="L9">
      <style:text-properties fo:font-style="italic" style:text-underline-style="solid" style:text-underline-width="auto" style:text-underline-color="font-color" fo:font-weight="bold" officeooo:rsid="0037a6c4" officeooo:paragraph-rsid="0037a6c4" style:font-style-asian="italic" style:font-weight-asian="bold" style:font-style-complex="italic" style:font-weight-complex="bold"/>
    </style:style>
    <style:style style:name="P53" style:family="paragraph" style:parent-style-name="Standard" style:list-style-name="L9">
      <style:text-properties fo:font-style="italic" style:text-underline-style="none" fo:font-weight="bold" officeooo:rsid="0037a6c4" officeooo:paragraph-rsid="0037a6c4" style:font-style-asian="italic" style:font-weight-asian="bold" style:font-style-complex="italic" style:font-weight-complex="bold"/>
    </style:style>
    <style:style style:name="P54" style:family="paragraph" style:parent-style-name="Standard" style:list-style-name="L9">
      <style:text-properties fo:font-style="italic" style:text-underline-style="none" fo:font-weight="bold" officeooo:rsid="0039652e" officeooo:paragraph-rsid="0039652e" style:font-style-asian="italic" style:font-weight-asian="bold" style:font-style-complex="italic" style:font-weight-complex="bold"/>
    </style:style>
    <style:style style:name="P55" style:family="paragraph" style:parent-style-name="Standard" style:list-style-name="L9">
      <style:text-properties fo:font-style="italic" style:text-underline-style="none" fo:font-weight="bold" officeooo:rsid="0039743d" officeooo:paragraph-rsid="0039743d" style:font-style-asian="italic" style:font-weight-asian="bold" style:font-style-complex="italic" style:font-weight-complex="bold"/>
    </style:style>
    <style:style style:name="P56" style:family="paragraph" style:parent-style-name="Standard">
      <style:text-properties fo:font-style="italic" style:text-underline-style="none" fo:font-weight="bold" officeooo:rsid="0039743d" officeooo:paragraph-rsid="0039743d" style:font-style-asian="italic" style:font-weight-asian="bold" style:font-style-complex="italic" style:font-weight-complex="bold"/>
    </style:style>
    <style:style style:name="P57" style:family="paragraph" style:parent-style-name="Standard">
      <style:text-properties fo:font-style="italic" style:text-underline-style="none" fo:font-weight="bold" officeooo:rsid="003a9b40" officeooo:paragraph-rsid="003a9b40" style:font-style-asian="italic" style:font-weight-asian="bold" style:font-style-complex="italic" style:font-weight-complex="bold"/>
    </style:style>
    <style:style style:name="P58" style:family="paragraph" style:parent-style-name="Standard">
      <style:text-properties fo:font-style="italic" style:text-underline-style="none" fo:font-weight="bold" officeooo:rsid="003ac00d" officeooo:paragraph-rsid="003ac00d" style:font-style-asian="italic" style:font-weight-asian="bold" style:font-style-complex="italic" style:font-weight-complex="bold"/>
    </style:style>
    <style:style style:name="P59" style:family="paragraph" style:parent-style-name="Standard">
      <style:text-properties fo:font-style="italic" style:text-underline-style="none" fo:font-weight="bold" officeooo:rsid="003b2a5a" officeooo:paragraph-rsid="003b2a5a" style:font-style-asian="italic" style:font-weight-asian="bold" style:font-style-complex="italic" style:font-weight-complex="bold"/>
    </style:style>
    <style:style style:name="P60" style:family="paragraph" style:parent-style-name="Standard">
      <style:text-properties fo:font-style="italic" style:text-underline-style="none" fo:font-weight="bold" officeooo:rsid="003b46a6" officeooo:paragraph-rsid="003b46a6" style:font-style-asian="italic" style:font-weight-asian="bold" style:font-style-complex="italic" style:font-weight-complex="bold"/>
    </style:style>
    <style:style style:name="P61" style:family="paragraph" style:parent-style-name="Standard" style:list-style-name="L10">
      <style:text-properties fo:font-style="italic" style:text-underline-style="none" fo:font-weight="bold" officeooo:rsid="003b46a6" officeooo:paragraph-rsid="003b46a6" style:font-style-asian="italic" style:font-weight-asian="bold" style:font-style-complex="italic" style:font-weight-complex="bold"/>
    </style:style>
    <style:style style:name="P62" style:family="paragraph" style:parent-style-name="Standard">
      <style:text-properties fo:font-style="italic" style:text-underline-style="none" fo:font-weight="bold" officeooo:rsid="003c3d0a" officeooo:paragraph-rsid="003c3d0a" style:font-style-asian="italic" style:font-weight-asian="bold" style:font-style-complex="italic" style:font-weight-complex="bold"/>
    </style:style>
    <style:style style:name="P63" style:family="paragraph" style:parent-style-name="Standard" style:list-style-name="L11">
      <style:text-properties fo:font-style="italic" style:text-underline-style="none" fo:font-weight="bold" officeooo:rsid="003c3d0a" officeooo:paragraph-rsid="003c3d0a" style:font-style-asian="italic" style:font-weight-asian="bold" style:font-style-complex="italic" style:font-weight-complex="bold"/>
    </style:style>
    <style:style style:name="P64" style:family="paragraph" style:parent-style-name="Standard">
      <style:text-properties fo:font-style="italic" style:text-underline-style="none" fo:font-weight="bold" officeooo:rsid="003dbd9f" officeooo:paragraph-rsid="003dbd9f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7b2a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3139c6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32ef09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3139c6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33695f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tituição ideal (Canotilho):</text:p>
      <text:list xml:id="list6523197111691954737" text:style-name="L1">
        <text:list-item>
          <text:p text:style-name="P14">caráter liberal;</text:p>
        </text:list-item>
        <text:list-item>
          <text:p text:style-name="P14">escrita;</text:p>
        </text:list-item>
        <text:list-item>
          <text:p text:style-name="P14">liberdades negativas (direitos fundamentais);</text:p>
        </text:list-item>
        <text:list-item>
          <text:p text:style-name="P14">separação dos poderes;</text:p>
        </text:list-item>
        <text:list-item>
          <text:p text:style-name="P14">sistema democrático formal.</text:p>
        </text:list-item>
      </text:list>
      <text:p text:style-name="P2"/>
      <text:p text:style-name="P3">Constituição em sentido <text:span text:style-name="T1">sociológico</text:span><text:span text:style-name="T2">:</text:span></text:p>
      <text:list xml:id="list8548219411086447265" text:style-name="L2">
        <text:list-item>
          <text:p text:style-name="P15">Ferdinand Lassale;</text:p>
        </text:list-item>
        <text:list-item>
          <text:p text:style-name="P15">fato social;</text:p>
        </text:list-item>
        <text:list-item>
          <text:p text:style-name="P15">soma dos fatores reais de poder;</text:p>
        </text:list-item>
        <text:list-item>
          <text:p text:style-name="P15">a Constituição escrita é “mera folha de papel” que só é eficaz se refletir os fatores reais de poder da sociedade.</text:p>
        </text:list-item>
      </text:list>
      <text:p text:style-name="P16"/>
      <text:p text:style-name="P3"><text:span text:style-name="T2">Constituição em sentido </text:span><text:span text:style-name="T1">político</text:span><text:span text:style-name="T2">:</text:span></text:p>
      <text:list xml:id="list2803349324699529129" text:style-name="L3">
        <text:list-item>
          <text:p text:style-name="P17">Carl Schimitt;</text:p>
        </text:list-item>
        <text:list-item>
          <text:p text:style-name="P18">Constituição é fruto da vontade do povo;</text:p>
        </text:list-item>
        <text:list-item>
          <text:p text:style-name="P24"><text:span text:style-name="T2">Decisionista/voluntarista </text:span><text:span text:style-name="T3">→ decisão política fundamental;</text:span></text:p>
        </text:list-item>
        <text:list-item>
          <text:p text:style-name="P19">validade da Constituição se baseia da decisão política, e não na justiça de suas normas;</text:p>
        </text:list-item>
        <text:list-item>
          <text:p text:style-name="P20">Constituição =/= leis constitucionais:</text:p>
          <text:list>
            <text:list-item>
              <text:p text:style-name="P25"><text:span text:style-name="T7">Constituição</text:span><text:span text:style-name="T2">: dispõe apenas de matérias de grande relevância jurídica (decisões políticas fundamentais);</text:span></text:p>
            </text:list-item>
            <text:list-item>
              <text:p text:style-name="P25"><text:span text:style-name="T7">leis constitucionais</text:span><text:span text:style-name="T2">: normas que fazem parte formalmente do texto constitucional, mas que tratam de assuntos de menor relevância.</text:span></text:p>
            </text:list-item>
          </text:list>
        </text:list-item>
      </text:list>
      <text:p text:style-name="P21"/>
      <text:p text:style-name="P4"><text:span text:style-name="T2">Constituição em sentido </text:span><text:span text:style-name="T1">jurídico</text:span><text:span text:style-name="T2">:</text:span></text:p>
      <text:list xml:id="list2701226742837850187" text:style-name="L4">
        <text:list-item>
          <text:p text:style-name="P22">Hans Kelsen;</text:p>
        </text:list-item>
        <text:list-item>
          <text:p text:style-name="P23">Constituição é uma norma jurídica pura, sem cunho sociológico, político ou filosófico;</text:p>
        </text:list-item>
        <text:list-item>
          <text:p text:style-name="P23">escalonamento hierárquico das normas (pirâmide de Kelsen);</text:p>
        </text:list-item>
        <text:list-item>
          <text:p text:style-name="P23">dois sentidos para explicar de qual norma a Constituição retira seu fundamento de validade:</text:p>
          <text:list>
            <text:list-item>
              <text:p text:style-name="P26"><text:span text:style-name="T1">sentido lógico-jurídico</text:span><text:span text:style-name="T2">: Constituição é </text:span><text:span text:style-name="T4">norma hipotética fundamental</text:span><text:span text:style-name="T2"> (imaginada) que serve como fundamento lógico transcendental da validade da Constituição em sentido jurídico-positivo. Não possui um enunciado explícito, consistindo apenas numa ordem, dirigida a todos, de obediência à Constituição positiva. É como se a norma fundamental hipotética dissesse “Obedeça-se a constituição positiva!”;</text:span></text:p>
            </text:list-item>
            <text:list-item>
              <text:p text:style-name="P26"><text:span text:style-name="T1">sentido jurídico-positivo</text:span><text:span text:style-name="T2">: Constituição é </text:span><text:span text:style-name="T4">norma positiva suprema, que serve para regular a criação de todas as outras</text:span><text:span text:style-name="T6">. Documento solene, cujo texto só pode ser alterado mediante procedimento especial.</text:span></text:p>
            </text:list-item>
          </text:list>
        </text:list-item>
      </text:list>
      <text:p text:style-name="P27"/>
      <text:p text:style-name="P5"><text:span text:style-name="T6">Constituição em sentido </text:span><text:span text:style-name="T7">cultural</text:span><text:span text:style-name="T6">:</text:span></text:p>
      <text:list xml:id="list5455700353304635120" text:style-name="L5">
        <text:list-item>
          <text:p text:style-name="P28">Meirelles Teixeira;</text:p>
        </text:list-item>
        <text:list-item>
          <text:p text:style-name="P28">Constituição é parte da cultura;</text:p>
        </text:list-item>
        <text:list-item>
          <text:p text:style-name="P28">o Direito é produto da atividade humana;</text:p>
        </text:list-item>
        <text:list-item>
          <text:p text:style-name="P28">Constituição total (combinação da sociológica, política e jurídica).</text:p>
        </text:list-item>
      </text:list>
      <text:p text:style-name="P29"/>
      <text:p text:style-name="P6"><text:soft-page-break/><text:span text:style-name="T6">O </text:span><text:span text:style-name="T7">preâmbulo</text:span><text:span text:style-name="T6"> da CF </text:span><text:span text:style-name="T7">não</text:span><text:span text:style-name="T6"> é norma constitucional, </text:span><text:span text:style-name="T7">não</text:span><text:span text:style-name="T6"> é de reprodução obrigatória pelas Constituições Estaduais, e </text:span><text:span text:style-name="T7">não</text:span><text:span text:style-name="T6"> dispõe de caráter vinculante.</text:span></text:p>
      <text:p text:style-name="P30"/>
      <text:p text:style-name="P7"><text:span text:style-name="T6">A </text:span><text:span text:style-name="T7">parte transitória</text:span><text:span text:style-name="T6"> da CF (ADCT) possui normas </text:span><text:span text:style-name="T7">formalmente constitucionais</text:span><text:span text:style-name="T6">, </text:span><text:span text:style-name="T7">pode</text:span><text:span text:style-name="T6"> ser modificada por reforma constitucional, e </text:span><text:span text:style-name="T7">pode</text:span><text:span text:style-name="T6"> servir como paradigma para o controle de constitucionalidade das leis.</text:span></text:p>
      <text:p text:style-name="P31"/>
      <text:p text:style-name="P8"><text:span text:style-name="T5">Elementos das constituições</text:span><text:span text:style-name="T6">:</text:span></text:p>
      <text:list xml:id="list7756774795651472846" text:style-name="L6">
        <text:list-item>
          <text:p text:style-name="P37"><text:span text:style-name="T5">orgânicos</text:span><text:span text:style-name="T6">: normas que regulam a estrutura do Estado;</text:span></text:p>
        </text:list-item>
        <text:list-item>
          <text:p text:style-name="P37"><text:span text:style-name="T5">limitativos</text:span><text:span text:style-name="T6">: direitos e garantias fundamentais;</text:span></text:p>
        </text:list-item>
        <text:list-item>
          <text:p text:style-name="P37"><text:span text:style-name="T5">socioideológicos</text:span><text:span text:style-name="T6">: bem estar social;</text:span></text:p>
        </text:list-item>
        <text:list-item>
          <text:p text:style-name="P37"><text:span text:style-name="T5">de estabilização constitucional</text:span><text:span text:style-name="T6">: solução de conflitos constitucionais, defesa da Constituição e do Estado com vistas a promover a paz social;</text:span></text:p>
        </text:list-item>
        <text:list-item>
          <text:p text:style-name="P37"><text:span text:style-name="T5">formais de aplicabilidade</text:span><text:span text:style-name="T6">: regras de aplicação da Constituição.</text:span></text:p>
        </text:list-item>
      </text:list>
      <text:p text:style-name="P3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">Normas constitucionais <text:span text:style-name="T1">originárias</text:span><text:span text:style-name="T2"> </text:span><text:span text:style-name="T1">não</text:span><text:span text:style-name="T2"> podem ser declaradas inconstitucionais. Já normas constitucionais </text:span><text:span text:style-name="T1">derivadas</text:span><text:span text:style-name="T2"> </text:span><text:span text:style-name="T1">podem</text:span><text:span text:style-name="T2"> ser declaradas inconstitucionais.</text:span></text:p>
          </table:table-cell>
        </table:table-row>
      </table:table>
      <text:p text:style-name="P33"/>
      <text:p text:style-name="P12"><text:span text:style-name="T5">Normas </text:span><text:span text:style-name="T7">primárias</text:span><text:span text:style-name="T5">:</text:span></text:p>
      <text:list xml:id="list1788669898515514677" text:style-name="L7">
        <text:list-item>
          <text:p text:style-name="P34">leis (ordinárias, complementares e delegadas);</text:p>
        </text:list-item>
        <text:list-item>
          <text:p text:style-name="P34">medidas provisórias;</text:p>
        </text:list-item>
        <text:list-item>
          <text:p text:style-name="P34">decretos legislativos;</text:p>
        </text:list-item>
        <text:list-item>
          <text:p text:style-name="P34">resoluções legislativas;</text:p>
        </text:list-item>
        <text:list-item>
          <text:p text:style-name="P34">tratados internacionais em geral incorporados ao ordenamento jurídico; e</text:p>
        </text:list-item>
        <text:list-item>
          <text:p text:style-name="P34">decretos autônomos.</text:p>
        </text:list-item>
      </text:list>
      <text:p text:style-name="P33"/>
      <text:p text:style-name="P9"><text:span text:style-name="T5">Há</text:span><text:span text:style-name="T6"> hierarquia entre a CF, as constituições estaduais e as leis orgânicas municipais.</text:span></text:p>
      <text:p text:style-name="P35"/>
      <text:p text:style-name="P10"><text:span text:style-name="T6">Os </text:span><text:span text:style-name="T5">regimentos dos tribunais</text:span><text:span text:style-name="T6"> do Poder Judiciário são considerados </text:span><text:span text:style-name="T5">normas primárias</text:span><text:span text:style-name="T6">, equiparados hierarquicamente às leis ordinárias. Na mesma situação encontram-se as </text:span><text:span text:style-name="T5">resoluções do CNMP e CNJ</text:span><text:span text:style-name="T6">.</text:span></text:p>
      <text:p text:style-name="P36"/>
      <text:p text:style-name="P11"><text:span text:style-name="T5">Classificação das constituições</text:span><text:span text:style-name="T6">:</text:span></text:p>
      <text:list xml:id="list6000154547929652531" text:style-name="L8">
        <text:list-item>
          <text:p text:style-name="P38"><text:span text:style-name="T6">quanto à </text:span><text:span text:style-name="T5">origem</text:span><text:span text:style-name="T6">:</text:span></text:p>
          <text:list>
            <text:list-item>
              <text:p text:style-name="P39"><text:span text:style-name="T2">outorgadas</text:span><text:span text:style-name="T6">: impostas;</text:span></text:p>
            </text:list-item>
            <text:list-item>
              <text:p text:style-name="P39"><text:span text:style-name="T2">democráticas</text:span><text:span text:style-name="T6">: participação popular;</text:span></text:p>
            </text:list-item>
            <text:list-item>
              <text:p text:style-name="P39"><text:span text:style-name="T2">cesaristas</text:span><text:span text:style-name="T6">: outorgadas mas com referendo popular;</text:span></text:p>
            </text:list-item>
            <text:list-item>
              <text:p text:style-name="P39"><text:span text:style-name="T2">dualistas</text:span><text:span text:style-name="T6">: limita poder monárquico – monarquias constitucionais;</text:span></text:p>
            </text:list-item>
          </text:list>
        </text:list-item>
        <text:list-item>
          <text:p text:style-name="P40"><text:span text:style-name="T6">quanto à </text:span><text:span text:style-name="T5">forma</text:span><text:span text:style-name="T6">:</text:span></text:p>
          <text:list>
            <text:list-item>
              <text:p text:style-name="P40"><text:span text:style-name="T2">escritas</text:span><text:span text:style-name="T6">: podem ser </text:span><text:span text:style-name="T8">codificadas</text:span><text:span text:style-name="T12"> </text:span><text:span text:style-name="T8">(unitárias, </text:span><text:span text:style-name="T9">tudo num documento só</text:span><text:span text:style-name="T8">)</text:span><text:span text:style-name="T12"> ou </text:span><text:span text:style-name="T8">legais (</text:span><text:span text:style-name="T10">variadas, pluritextuais, inorgânicas – </text:span><text:span text:style-name="T9">distribuída em diversos documentos solenes)</text:span><text:span text:style-name="T13">;</text:span></text:p>
            </text:list-item>
            <text:list-item>
              <text:p text:style-name="P41"><text:span text:style-name="T16">não escritas</text:span><text:span text:style-name="T12">: normas em várias fontes normativas, como as </text:span><text:span text:style-name="T8">leis, costumes, jurisprudência, acordos e convenções</text:span><text:span text:style-name="T12">;</text:span></text:p>
            </text:list-item>
          </text:list>
        </text:list-item>
        <text:list-item>
          <text:p text:style-name="P42"><text:span text:style-name="T6">quanto à </text:span><text:span text:style-name="T5">elaboração</text:span><text:span text:style-name="T6">:</text:span></text:p>
          <text:list>
            <text:list-item>
              <text:p text:style-name="P42"><text:span text:style-name="T2">dogmáticas</text:span><text:span text:style-name="T6"> (sistemáticas): dogmas/valores em voga. São escritas e podem ser:</text:span></text:p>
              <text:list>
                <text:list-item>
                  <text:p text:style-name="P45"><text:soft-page-break/><text:span text:style-name="T6">ortodoxas</text:span><text:span text:style-name="T12"> – apenas uma ideologia;</text:span></text:p>
                </text:list-item>
                <text:list-item>
                  <text:p text:style-name="P45"><text:span text:style-name="T6">heterodoxas (ecléticas)</text:span><text:span text:style-name="T12"> – várias ideologias;</text:span></text:p>
                </text:list-item>
              </text:list>
            </text:list-item>
            <text:list-item>
              <text:p text:style-name="P45"><text:span text:style-name="T16">históricas</text:span><text:span text:style-name="T12"> (costumeiras): Criadas lentamente com as tradições. São não escritas e mais estáveis que as dogmáticas;</text:span></text:p>
            </text:list-item>
          </text:list>
        </text:list-item>
        <text:list-item>
          <text:p text:style-name="P45"><text:span text:style-name="T12">quanto à </text:span><text:span text:style-name="T15">estabilidade</text:span><text:span text:style-name="T12">:</text:span></text:p>
          <text:list>
            <text:list-item>
              <text:p text:style-name="P45"><text:span text:style-name="T16">imutável</text:span><text:span text:style-name="T12">: texto não pode ser modificado;</text:span></text:p>
            </text:list-item>
            <text:list-item>
              <text:p text:style-name="P45"><text:span text:style-name="T16">super-rígida</text:span><text:span text:style-name="T12">: cláusulas pétreas. Demais dispositivos podem ser alterados por meio de processo dificultoso. </text:span><text:span text:style-name="T14">Só Alexandre de Moraes adota essa classificação</text:span><text:span text:style-name="T12">;</text:span></text:p>
            </text:list-item>
            <text:list-item>
              <text:p text:style-name="P46"><text:span text:style-name="T16">rígida</text:span><text:span text:style-name="T12">: podem ser alteradas mediante processo dificultoso. Atual CF/88;</text:span></text:p>
            </text:list-item>
            <text:list-item>
              <text:p text:style-name="P46"><text:span text:style-name="T16">semirrígida</text:span><text:span text:style-name="T12">: para algumas normas é fácil alterar, para outras não;</text:span></text:p>
            </text:list-item>
            <text:list-item>
              <text:p text:style-name="P46"><text:span text:style-name="T16">flexível</text:span><text:span text:style-name="T12">: pode ser mudada por meio de processo legislativo ordinário;</text:span></text:p>
            </text:list-item>
          </text:list>
        </text:list-item>
        <text:list-item>
          <text:p text:style-name="P46"><text:span text:style-name="T12">quanto ao </text:span><text:span text:style-name="T15">conteúdo</text:span><text:span text:style-name="T12">:</text:span></text:p>
          <text:list>
            <text:list-item>
              <text:p text:style-name="P46"><text:span text:style-name="T16">material</text:span><text:span text:style-name="T12">: normas escritas ou não que regulam aspectos essenciais da vida estatal;</text:span></text:p>
            </text:list-item>
            <text:list-item>
              <text:p text:style-name="P46"><text:span text:style-name="T16">formal</text:span><text:span text:style-name="T12"> (procedimental): normas que estão na Constituição independentemente de seu conteúdo;</text:span></text:p>
            </text:list-item>
          </text:list>
        </text:list-item>
        <text:list-item>
          <text:p text:style-name="P46"><text:span text:style-name="T12">quanto à </text:span><text:span text:style-name="T15">extensão</text:span><text:span text:style-name="T12">:</text:span></text:p>
          <text:list>
            <text:list-item>
              <text:p text:style-name="P46"><text:span text:style-name="T16">analíticas</text:span><text:span text:style-name="T12"> (prolixas, extensas, longas): conteúdo extenso;</text:span></text:p>
            </text:list-item>
            <text:list-item>
              <text:p text:style-name="P47"><text:span text:style-name="T16">sintéticas</text:span><text:span text:style-name="T12"> (consisas, sumárias, curtas): conteúdo curto;</text:span></text:p>
            </text:list-item>
          </text:list>
        </text:list-item>
        <text:list-item>
          <text:p text:style-name="P48"><text:span text:style-name="T12">quanto à </text:span><text:span text:style-name="T15">realidade</text:span><text:span text:style-name="T12">:</text:span></text:p>
          <text:list>
            <text:list-item>
              <text:p text:style-name="P48"><text:span text:style-name="T16">normativas</text:span><text:span text:style-name="T12">: regulam efetivamente o processo político do Estado;</text:span></text:p>
            </text:list-item>
            <text:list-item>
              <text:p text:style-name="P48"><text:span text:style-name="T16">nominativas</text:span><text:span text:style-name="T12">: tentam regular o processo político do Estado mas não conseguem;</text:span></text:p>
            </text:list-item>
            <text:list-item>
              <text:p text:style-name="P48"><text:span text:style-name="T16">semânticas</text:span><text:span text:style-name="T12">: não tentam regular a política Estatal, só formalizam a situação existente;</text:span></text:p>
            </text:list-item>
          </text:list>
        </text:list-item>
        <text:list-item>
          <text:p text:style-name="P49"><text:span text:style-name="T12">quanto à </text:span><text:span text:style-name="T15">função</text:span><text:span text:style-name="T12">:</text:span></text:p>
          <text:list>
            <text:list-item>
              <text:p text:style-name="P49"><text:span text:style-name="T16">Constituição-lei</text:span><text:span text:style-name="T12">: tem status de lei ordinária;</text:span></text:p>
            </text:list-item>
            <text:list-item>
              <text:p text:style-name="P49"><text:span text:style-name="T16">Constituição-fundamento</text:span><text:span text:style-name="T12">: fundamento das atividades do Estado e da vida social. Legislador apenas dá efetividade às normas constitucionais;</text:span></text:p>
            </text:list-item>
            <text:list-item>
              <text:p text:style-name="P49"><text:span text:style-name="T16">Constituição-quadro</text:span><text:span text:style-name="T12"> (moldura): legislador só atua dentro de um limite dado pelo constituinte;</text:span></text:p>
            </text:list-item>
          </text:list>
        </text:list-item>
        <text:list-item>
          <text:p text:style-name="P49"><text:span text:style-name="T12">quanto à </text:span><text:span text:style-name="T15">finalidade</text:span><text:span text:style-name="T12">:</text:span></text:p>
          <text:list>
            <text:list-item>
              <text:p text:style-name="P49"><text:span text:style-name="T16">Constituição-garantia</text:span><text:span text:style-name="T12">: proteger liberdades públicas. Sempre sintéticas;</text:span></text:p>
            </text:list-item>
            <text:list-item>
              <text:p text:style-name="P49"><text:span text:style-name="T16">Constituição-dirigente</text:span><text:span text:style-name="T12">: normas programáticas. Sempre analíticas;</text:span></text:p>
            </text:list-item>
            <text:list-item>
              <text:p text:style-name="P49"><text:span text:style-name="T16">Constituiçã-balanço</text:span><text:span text:style-name="T12">: regem ordenamento jurídico temporariamente;</text:span></text:p>
            </text:list-item>
          </text:list>
        </text:list-item>
        <text:list-item>
          <text:p text:style-name="P49"><text:span text:style-name="T12">quanto ao </text:span><text:span text:style-name="T15">conteúdo ideológico</text:span><text:span text:style-name="T12">:</text:span></text:p>
          <text:list>
            <text:list-item>
              <text:p text:style-name="P49"><text:span text:style-name="T16">liberais</text:span><text:span text:style-name="T12">: liberdades negativas;</text:span></text:p>
            </text:list-item>
            <text:list-item>
              <text:p text:style-name="P49"><text:span text:style-name="T16">sociais</text:span><text:span text:style-name="T12">: prestações positivas;</text:span></text:p>
            </text:list-item>
          </text:list>
        </text:list-item>
        <text:list-item>
          <text:p text:style-name="P49"><text:span text:style-name="T12">quanto ao </text:span><text:span text:style-name="T15">local da decretação</text:span><text:span text:style-name="T12">:</text:span></text:p>
          <text:list>
            <text:list-item>
              <text:p text:style-name="P49"><text:span text:style-name="T16">heteroconstituições</text:span><text:span text:style-name="T12">: feitas fora do Estado;</text:span></text:p>
            </text:list-item>
            <text:list-item>
              <text:p text:style-name="P49"><text:span text:style-name="T16">autoconstituições</text:span><text:span text:style-name="T12">: feitas dentro do Estado;</text:span></text:p>
            </text:list-item>
          </text:list>
        </text:list-item>
        <text:list-item>
          <text:p text:style-name="P49"><text:span text:style-name="T12">quanto ao </text:span><text:span text:style-name="T15">sistema</text:span><text:span text:style-name="T12">:</text:span></text:p>
          <text:list>
            <text:list-item>
              <text:p text:style-name="P49"><text:span text:style-name="T16">principiológicas</text:span><text:span text:style-name="T12"> (abertas): predominância dos princípios;</text:span></text:p>
            </text:list-item>
            <text:list-item>
              <text:p text:style-name="P49"><text:span text:style-name="T16">preceituais</text:span><text:span text:style-name="T12">: predominância das regras.</text:span></text:p>
            </text:list-item>
          </text:list>
        </text:list-item>
      </text:list>
      <text:p text:style-name="P50"><text:span text:style-name="T12"/></text:p>
      <text:p text:style-name="P51"><text:span text:style-name="T15">Aplicabilidade das normas</text:span><text:span text:style-name="T12">:</text:span></text:p>
      <text:list xml:id="list3927527423608873512" text:style-name="L9">
        <text:list-item>
          <text:p text:style-name="P52"><text:span text:style-name="T16">eficácia plena</text:span><text:span text:style-name="T12">:</text:span></text:p>
          <text:list>
            <text:list-item>
              <text:p text:style-name="P52"><text:soft-page-break/><text:span text:style-name="T12">autoaplicáveis;</text:span></text:p>
            </text:list-item>
            <text:list-item>
              <text:p text:style-name="P52"><text:span text:style-name="T12">não restringíveis (lei não poderá limitar sua aplicação);</text:span></text:p>
            </text:list-item>
            <text:list-item>
              <text:p text:style-name="P52"><text:span text:style-name="T12">aplicabilidade direta e integral;</text:span></text:p>
            </text:list-item>
          </text:list>
        </text:list-item>
        <text:list-item>
          <text:p text:style-name="P52"><text:span text:style-name="T16">eficácia contida/prospectiva</text:span><text:span text:style-name="T12">:</text:span></text:p>
          <text:list>
            <text:list-item>
              <text:p text:style-name="P52"><text:span text:style-name="T12">aptas a produzir todos os seus efeitos, mas podem ser restringidas;</text:span></text:p>
            </text:list-item>
            <text:list-item>
              <text:p text:style-name="P52"><text:span text:style-name="T12">atuação do legislador é discricionária – pode editar a lei ou não;</text:span></text:p>
            </text:list-item>
            <text:list-item>
              <text:p text:style-name="P52"><text:span text:style-name="T12">autoaplicáveis;</text:span></text:p>
            </text:list-item>
            <text:list-item>
              <text:p text:style-name="P52"><text:span text:style-name="T12">restringíveis (por lei, por outra norma constitucional, ou por conceitos jurídicos indeterminados);</text:span></text:p>
            </text:list-item>
            <text:list-item>
              <text:p text:style-name="P52"><text:span text:style-name="T12">aplicabilidade direta, imediata e possivelmente integral;</text:span></text:p>
            </text:list-item>
          </text:list>
        </text:list-item>
        <text:list-item>
          <text:p text:style-name="P52"><text:span text:style-name="T16">eficácia limitada</text:span><text:span text:style-name="T12">:</text:span></text:p>
          <text:list>
            <text:list-item>
              <text:p text:style-name="P52"><text:span text:style-name="T12">não autoaplicáveis;</text:span></text:p>
            </text:list-item>
            <text:list-item>
              <text:p text:style-name="P52"><text:span text:style-name="T12">aplicabilidade indireta (dependem de regulamentação), mediata e reduzida;</text:span></text:p>
            </text:list-item>
            <text:list-item>
              <text:p text:style-name="P52"><text:span text:style-name="T12">José Afonso Pena subdivide-as em:</text:span></text:p>
              <text:list>
                <text:list-item>
                  <text:p text:style-name="P52"><text:span text:style-name="T6">normas declaratórias de princípios </text:span><text:span text:style-name="T5">institutivos ou organizativos</text:span><text:span text:style-name="T12"> → aquelas que dependem de lei para estruturar e organizar as atribuições de instituições, pessoas e órgãos previstos na CF;</text:span></text:p>
                  <text:list>
                    <text:list-item>
                      <text:p text:style-name="P43"><text:span text:style-name="T6">podem ser impositivas ou facultativas:</text:span></text:p>
                      <text:list>
                        <text:list-item>
                          <text:p text:style-name="P44"><text:span text:style-name="T2">impositivas → legislador é obrigado a elaborar a lei;</text:span></text:p>
                        </text:list-item>
                        <text:list-item>
                          <text:p text:style-name="P44"><text:span text:style-name="T2">facultativas → legislador não é obrigado a elaborar a lei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3"><text:span text:style-name="T2">normas declaratórias de princípios </text:span>programáticos<text:span text:style-name="T16"> → estabelecem programas a serem desenvolvidos pelo legislador infraconstitucional;</text:span></text:p>
                </text:list-item>
              </text:list>
            </text:list-item>
            <text:list-item>
              <text:p text:style-name="P54"><text:span text:style-name="T11">atenção!</text:span><text:span text:style-name="T16"> Elas produzem efeitos jurídicos (apesar de ter eficácia mínima), visto que desde sua promulgação produzem </text:span><text:span text:style-name="T11">efeitos negativos e vinculativos</text:span><text:span text:style-name="T16">:</text:span></text:p>
              <text:list>
                <text:list-item>
                  <text:p text:style-name="P54"><text:span text:style-name="T11">efeitos negativos</text:span><text:span text:style-name="T16"> → revogação de disposições anteriores em sentido contrário e na proibição de leis posteriores que se oponham a seus comandos;</text:span></text:p>
                </text:list-item>
                <text:list-item>
                  <text:p text:style-name="P55"><text:span text:style-name="T11">efeitos vinculativos</text:span><text:span text:style-name="T16"> → obrigação de que o legislador ordinário edite leis regulamentadoras, sob pena de haver omissão inconstitucional, que pode ser combatida por MI ou ADI por Omissão. Manifesta-se também na obrigação de que o Poder Público concretize as normas programáticas.</text:span></text:p>
                </text:list-item>
              </text:list>
            </text:list-item>
          </text:list>
        </text:list-item>
      </text:list>
      <text:p text:style-name="P56"><text:span text:style-name="T16"/></text:p>
      <text:p text:style-name="P57"><text:span text:style-name="T16">A Assembleia Constituinte, quando tem o poder de elaborar e promulgar uma constituição, </text:span><text:span text:style-name="T11">sem consulta ou ratificação popular</text:span><text:span text:style-name="T16">, é considerada </text:span><text:span text:style-name="T11">soberana</text:span><text:span text:style-name="T16">.</text:span></text:p>
      <text:p text:style-name="P57"><text:span text:style-name="T16"/></text:p>
      <text:p text:style-name="P57"><text:span text:style-name="T16">A Assembleia Constituinte é </text:span><text:span text:style-name="T11">exclusiva</text:span><text:span text:style-name="T16"> quando é composta por pessoas que </text:span><text:span text:style-name="T11">não pertençam a qualquer partido político</text:span><text:span text:style-name="T16">.</text:span></text:p>
      <text:p text:style-name="P57"><text:span text:style-name="T16"/></text:p>
      <text:p text:style-name="P57"><text:span text:style-name="T16">Doutrina </text:span><text:span text:style-name="T11">positivista</text:span><text:span text:style-name="T16"> → poder constituinte é ilimitado juridicamente.</text:span></text:p>
      <text:p text:style-name="P57"><text:span text:style-name="T16">Doutrina </text:span><text:span text:style-name="T11">jusnaturalista</text:span><text:span text:style-name="T16"> → poder constituinte encontra limites no direito natural (valores suprapositivos).</text:span></text:p>
      <text:p text:style-name="P57"><text:span text:style-name="T16"/></text:p>
      <text:p text:style-name="P57"><text:span text:style-name="T16">No Brasil, adota-se a doutrina </text:span><text:span text:style-name="T11">positivista</text:span><text:span text:style-name="T16">.</text:span></text:p>
      <text:p text:style-name="P57"><text:span text:style-name="T16"/></text:p>
      <text:p text:style-name="P58"><text:span text:style-name="T11">Dimensão material do poder constituinte</text:span><text:span text:style-name="T16"> → determina quais valores serão protegidos.</text:span></text:p>
      <text:p text:style-name="P58"><text:span text:style-name="T11">Dimensão formal do poder constituinte</text:span><text:span text:style-name="T16"> → atribui juridicidade ao texto.</text:span></text:p>
      <text:p text:style-name="P58"><text:soft-page-break/><text:span text:style-name="T16"/></text:p>
      <text:p text:style-name="P58"><text:span text:style-name="T16">No Brasil </text:span><text:span text:style-name="T11">não</text:span><text:span text:style-name="T16"> se adotou a </text:span><text:span text:style-name="T11">tese da desconstitucionalização</text:span><text:span text:style-name="T16"> (quando nova constituição recepciona as normas da anterior, conferindo-lhes </text:span><text:span text:style-name="T2">status</text:span><text:span text:style-name="T16"> legal, infraconstitucional).</text:span></text:p>
      <text:p text:style-name="P58"><text:span text:style-name="T16"/></text:p>
      <text:p text:style-name="P58"><text:span text:style-name="T16">A compatibilidade </text:span><text:span text:style-name="T11">formal</text:span><text:span text:style-name="T16"> é </text:span><text:span text:style-name="T11">irrelevante</text:span><text:span text:style-name="T16"> para se dizer se um diploma normativo foi ou não recepcionado por nova ordem constitucional – para que a recepção ocorra, basta a compatibilidade </text:span><text:span text:style-name="T11">material</text:span><text:span text:style-name="T16"> (ex.: CTN).</text:span></text:p>
      <text:p text:style-name="P58"><text:span text:style-name="T16"/></text:p>
      <text:p text:style-name="P59"><text:span text:style-name="T16">STF </text:span><text:span text:style-name="T11">não</text:span><text:span text:style-name="T16"> adota a teoria da </text:span><text:span text:style-name="T11">inconstitucionalidade superveniente</text:span><text:span text:style-name="T16"> (que é quando nova constituição entra em vigor, as normas legais com ela incompatíveis se tornariam inconstitucionais). As normas incompatíveis com a nova constituição, para o STF, serão </text:span><text:span text:style-name="T11">revogadas</text:span><text:span text:style-name="T16">.</text:span></text:p>
      <text:p text:style-name="P59"><text:span text:style-name="T16"/></text:p>
      <text:p text:style-name="P59"><text:span text:style-name="T11">Repristinação</text:span><text:span text:style-name="T16"> é o fenômeno de “reviver” normas que já foram revogadas. A repristinação </text:span><text:span text:style-name="T11">tácita</text:span><text:span text:style-name="T16"> é </text:span><text:span text:style-name="T11">vedada</text:span><text:span text:style-name="T16">. Para que possa ocorrer a repristinação, no Brasil, deve haver disposição </text:span><text:span text:style-name="T11">expressa</text:span><text:span text:style-name="T16"> disso no momento da promulgação da nova constituição.</text:span></text:p>
      <text:p text:style-name="P59"><text:span text:style-name="T16"/></text:p>
      <text:p text:style-name="P60"><text:span text:style-name="T16">A </text:span><text:span text:style-name="T11">recepção</text:span><text:span text:style-name="T16"> de uma norma pela nova constituição somente se aplica se ela estiver </text:span><text:span text:style-name="T11">em vigor</text:span><text:span text:style-name="T16">. Logo, se durante a </text:span><text:span text:style-name="T2">vacatio legis</text:span><text:span text:style-name="T16"> de uma norma uma nova constituição é promulgada, essa norma </text:span><text:span text:style-name="T11">não</text:span><text:span text:style-name="T16"> será recepcionada. Além disso, para que a norma seja recepcionada, ela deve ser </text:span><text:span text:style-name="T11">válida em relação à constituição pretérita</text:span><text:span text:style-name="T16">.</text:span></text:p>
      <text:list xml:id="list3597123247369663900" text:style-name="L10">
        <text:list-item>
          <text:p text:style-name="P61"><text:span text:style-name="T16">ex.: norma A editada à época da CF67 era considerada inconstitucional perante a CF67. Logo, não poderia ser recepcionada pela CF88.</text:span></text:p>
        </text:list-item>
        <text:list-item>
          <text:p text:style-name="P61"><text:span text:style-name="T16">ex.: norma B editada à época da CF67 era considera constitucional perante a CF67. Se a norma B for materialmente compatível com a CF88, ela poderá ser recepcionada.</text:span></text:p>
        </text:list-item>
      </text:list>
      <text:p text:style-name="P60"><text:span text:style-name="T16"/></text:p>
      <text:p text:style-name="P62"><text:span text:style-name="T16">Quanto à </text:span><text:span text:style-name="T11">repartição de competências</text:span><text:span text:style-name="T16">, a </text:span><text:span text:style-name="T11">recepção</text:span><text:span text:style-name="T16"> somente será possível se houver alteração de competência de um ente de </text:span><text:span text:style-name="T11">maior grau</text:span><text:span text:style-name="T16"> para um ente de </text:span><text:span text:style-name="T11">menor grau</text:span><text:span text:style-name="T16">.</text:span></text:p>
      <text:list xml:id="list7288730775634341244" text:style-name="L11">
        <text:list-item>
          <text:p text:style-name="P63"><text:span text:style-name="T16">ex.: matéria X era de competência da União na CF67, mas na CF88 passou a ser competência dos Estados. As normas que tratam da matéria X poderão ser recepcionadas pela CF88.</text:span></text:p>
        </text:list-item>
        <text:list-item>
          <text:p text:style-name="P63"><text:span text:style-name="T16">ex.: matéria Y era de competência dos Estados na CF67, mas na CF88 passou a ser competência da União. As normas que tratam da matéria Y não poderão ser recepcionadas pela CF88.</text:span></text:p>
        </text:list-item>
      </text:list>
      <text:p text:style-name="P62"><text:span text:style-name="T16"/></text:p>
      <text:p text:style-name="P64"><text:span text:style-name="T16">Peter Häberle → são intérpretes da Constituição todos aqueles que a vivenci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8544" officeooo:paragraph-rsid="001885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Teoria geral da Constituição: conceito, origens, conteúdo, estrutura e classificação. Supremacia da Constituição. Tipos de Constituição. Poder constituinte. Princípios constitucionais. Interpretação da Constituição. Análise do princípio hierárquico das normas. Princípios fundamenta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37:00.297439584</meta:creation-date>
    <dc:date>2018-03-08T18:20:45.171283143</dc:date>
    <meta:editing-duration>PT1H45M35S</meta:editing-duration>
    <meta:editing-cycles>30</meta:editing-cycles>
    <meta:generator>LibreOffice/5.2.7.2$Linux_X86_64 LibreOffice_project/20m0$Build-2</meta:generator>
    <meta:document-statistic meta:table-count="1" meta:image-count="0" meta:object-count="0" meta:page-count="5" meta:paragraph-count="138" meta:word-count="1543" meta:character-count="10661" meta:non-whitespace-character-count="9358"/>
  </office:meta>
</office:document-meta>
</file>